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b95dd" officeooo:paragraph-rsid="001b95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</text:p>
      <text:p text:style-name="Preformatted_20_Text">title: 标签</text:p>
      <text:p text:style-name="Preformatted_20_Text">date: 2023-03-18 23:07:58</text:p>
      <text:p text:style-name="Preformatted_20_Text">type: "tags"</text:p>
      <text:p text:style-name="P1">comments: false</text:p>
      <text:p text:style-name="P1">sitemap: false</text:p>
      <text:p text:style-name="Preformatted_20_Text">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0T13:48:44.177662782</dc:date>
    <meta:editing-duration>PT39S</meta:editing-duration>
    <meta:editing-cycles>1</meta:editing-cycles>
    <meta:document-statistic meta:table-count="0" meta:image-count="0" meta:object-count="0" meta:page-count="1" meta:paragraph-count="7" meta:word-count="14" meta:character-count="81" meta:non-whitespace-character-count="75"/>
    <meta:generator>LibreOffice/6.1.5.2$Linux_ARM_EABI LibreOffice_project/10$Build-2</meta:generator>
  </office:meta>
</office:document-meta>
</file>